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61cm"/>
    </style:style>
    <style:style style:name="co4" style:family="table-column">
      <style:table-column-properties fo:break-before="auto" style:column-width="3.3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nimtest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5"/>
          <table:table-cell office:value-type="string" calcext:value-type="string">
            <text:p>Englisch</text:p>
          </table:table-cell>
          <table:table-cell table:number-columns-repeated="4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1706: "* Hohoho..^1.&amp;* Nun TRITT mich PLATT./",</text:p>
          </table:table-cell>
          <table:table-cell table:number-columns-repeated="5"/>
          <table:table-cell office:value-type="string" calcext:value-type="string">
            <text:p>Zeilennummer 1706: "* Hohoho..^1.&amp;* Well STEP on my BOOTS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* Wenn das nicht ",</text:p>
          </table:table-cell>
          <table:table-cell table:number-columns-repeated="5"/>
          <table:table-cell office:value-type="string" calcext:value-type="string">
            <text:p>Zeilennummer 1706: "* If it isn't the 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(der Name den ich nicht sagen darf) ist.",</text:p>
          </table:table-cell>
          <table:table-cell table:number-columns-repeated="5"/>
          <table:table-cell office:value-type="string" calcext:value-type="string">
            <text:p>Zeilennummer 1706: "(name I'm not allowed to say)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der Lancer-Fanclub ist.",</text:p>
          </table:table-cell>
          <table:table-cell table:number-columns-repeated="5"/>
          <table:table-cell office:value-type="string" calcext:value-type="string">
            <text:p>Zeilennummer 1706: "Lancer Fan Club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die freundliche Spaß-Gang ist.",</text:p>
          </table:table-cell>
          <table:table-cell table:number-columns-repeated="5"/>
          <table:table-cell office:value-type="string" calcext:value-type="string">
            <text:p>Zeilennummer 1706: "Friendly Fun Gang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Die Leute sind",</text:p>
          </table:table-cell>
          <table:table-cell table:number-columns-repeated="5"/>
          <table:table-cell office:value-type="string" calcext:value-type="string">
            <text:p>Zeilennummer 1706: "Guys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* Ihr Jungs und Mädels haut lieber ab./",</text:p>
          </table:table-cell>
          <table:table-cell table:number-columns-repeated="5"/>
          <table:table-cell office:value-type="string" calcext:value-type="string">
            <text:p>Zeilennummer 1706: "* You boys or girls had better turn back while you can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* Lancer!!!&amp;* Was ist es denn diesmal!?/",</text:p>
          </table:table-cell>
          <table:table-cell table:number-columns-repeated="5"/>
          <table:table-cell office:value-type="string" calcext:value-type="string">
            <text:p>Zeilennummer 1706: "* Lancer!!!&amp;* What is it this time!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* Hohoho..^1.&amp;* ich will euch nur warnen...!/%",</text:p>
          </table:table-cell>
          <table:table-cell table:number-columns-repeated="5"/>
          <table:table-cell office:value-type="string" calcext:value-type="string">
            <text:p>Zeilennummer 1706: "* Hohoho..^1.&amp;* I'm simply warning you...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* Eine STARKE Gefahr liegt vor uns!/%",</text:p>
          </table:table-cell>
          <table:table-cell table:number-columns-repeated="5"/>
          <table:table-cell office:value-type="string" calcext:value-type="string">
            <text:p>Zeilennummer 1706: "* Something EXTREMELY dangerous is lying ahead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* Hohoho^1! Eigentlich ist dies sehr unpraktisch!/%",</text:p>
          </table:table-cell>
          <table:table-cell table:number-columns-repeated="5"/>
          <table:table-cell office:value-type="string" calcext:value-type="string">
            <text:p>Zeilennummer 1706: "* Hohoho^1! It's actually really inconvenient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* Ha^1! ich kann vor lauter Angst nicht nach hause!/",</text:p>
          </table:table-cell>
          <table:table-cell table:number-columns-repeated="5"/>
          <table:table-cell office:value-type="string" calcext:value-type="string">
            <text:p>Zeilennummer 1706: "* Ha^1! I can't go home at all because I'm so scared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* Wa..^1. Was ist es!?/%",</text:p>
          </table:table-cell>
          <table:table-cell table:number-columns-repeated="5"/>
          <table:table-cell office:value-type="string" calcext:value-type="string">
            <text:p>Zeilennummer 1706: "* Wh..^1. What is it!?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* Oh^1, hey^1, kleiner.../",</text:p>
          </table:table-cell>
          <table:table-cell table:number-columns-repeated="5"/>
          <table:table-cell office:value-type="string" calcext:value-type="string">
            <text:p>Zeilennummer 1706: "* Oh^1, hey^1, little guy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* DAS??^1? DAVOR hast du angst???/",</text:p>
          </table:table-cell>
          <table:table-cell table:number-columns-repeated="5"/>
          <table:table-cell office:value-type="string" calcext:value-type="string">
            <text:p>Zeilennummer 1706: "* THAT??^1? THAT'S what you're afraid of??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* W..^1. Wow^1, Lilane^1!&amp;* Du hast keine Angst!?/",</text:p>
          </table:table-cell>
          <table:table-cell table:number-columns-repeated="5"/>
          <table:table-cell office:value-type="string" calcext:value-type="string">
            <text:p>Zeilennummer 1706: "* W..^1. Wow^1, purple girl^1!&amp;* You aren't scared!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* Heh^1, warum sollte ich^1? Was wird es denn tun?/",</text:p>
          </table:table-cell>
          <table:table-cell table:number-columns-repeated="5"/>
          <table:table-cell office:value-type="string" calcext:value-type="string">
            <text:p>Zeilennummer 1706: "* Heh^1, why would I be^1? What's it gonna do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* Hmm^1, nun^1, normalerweise.../%",</text:p>
          </table:table-cell>
          <table:table-cell table:number-columns-repeated="5"/>
          <table:table-cell office:value-type="string" calcext:value-type="string">
            <text:p>Zeilennummer 1706: "* Hmm^1, well^1, normally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* Zerstampft er andere zu Staub^1, denke ich./%",</text:p>
          </table:table-cell>
          <table:table-cell table:number-columns-repeated="5"/>
          <table:table-cell office:value-type="string" calcext:value-type="string">
            <text:p>Zeilennummer 1706: "* It crushes people to death^1, I think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* Wir..^1. Wir haben es geschafft!?/%",</text:p>
          </table:table-cell>
          <table:table-cell table:number-columns-repeated="5"/>
          <table:table-cell office:value-type="string" calcext:value-type="string">
            <text:p>Zeilennummer 1706: "* We..^1. We did it!?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* Wow!^1! Ihr Clowns seid WIRKlICHE Helden!!/",</text:p>
          </table:table-cell>
          <table:table-cell table:number-columns-repeated="5"/>
          <table:table-cell office:value-type="string" calcext:value-type="string">
            <text:p>Zeilennummer 1706: "* Wow!^1! You clowns really ARE heroes!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* Ihr habt nun Zwanzig Minuten meines Lebens gerettet!!/",</text:p>
          </table:table-cell>
          <table:table-cell table:number-columns-repeated="5"/>
          <table:table-cell office:value-type="string" calcext:value-type="string">
            <text:p>Zeilennummer 1706: "* You saved the next twenty minutes of my life!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* Yeah^1, yeah^1, ich bin sehr großartig^1, huh...?/%",</text:p>
          </table:table-cell>
          <table:table-cell table:number-columns-repeated="5"/>
          <table:table-cell office:value-type="string" calcext:value-type="string">
            <text:p>Zeilennummer 1706: "* Yeah^1, yeah^1, I am pretty great^1, huh...?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\\E8* Ühmm^1, Susie...?/",</text:p>
          </table:table-cell>
          <table:table-cell table:number-columns-repeated="5"/>
          <table:table-cell office:value-type="string" calcext:value-type="string">
            <text:p>Zeilennummer 1706: "\\E8* Ummm^1, Susie...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\\E8* Ich will dich nicht runtermachen^1, aber.../",</text:p>
          </table:table-cell>
          <table:table-cell table:number-columns-repeated="5"/>
          <table:table-cell office:value-type="string" calcext:value-type="string">
            <text:p>Zeilennummer 1706: "\\E8* Not to downplay your contributions^1, but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\\E1* Du..^1. hast eigentlich gar nicht geholfen./",</text:p>
          </table:table-cell>
          <table:table-cell table:number-columns-repeated="5"/>
          <table:table-cell office:value-type="string" calcext:value-type="string">
            <text:p>Zeilennummer 1706: "\\E1* You..^1. didn't actually help at all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\\EB* Du hast alles nur SCHLIMMER gemacht./",</text:p>
          </table:table-cell>
          <table:table-cell table:number-columns-repeated="5"/>
          <table:table-cell office:value-type="string" calcext:value-type="string">
            <text:p>Zeilennummer 1706: "\\EB* You only made everything WORSE by attacking it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\\E1* Du sollst seit beginn freundlich handeln.../",</text:p>
          </table:table-cell>
          <table:table-cell table:number-columns-repeated="5"/>
          <table:table-cell office:value-type="string" calcext:value-type="string">
            <text:p>Zeilennummer 1706: "\\E1* If you had just acted nice to it in the first place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\\E6* So hätte ein Kampf vermieden werden können./",</text:p>
          </table:table-cell>
          <table:table-cell table:number-columns-repeated="5"/>
          <table:table-cell office:value-type="string" calcext:value-type="string">
            <text:p>Zeilennummer 1706: "\\E6* We could have avoided that entire battle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* Huh^1?&amp;* Meinst du das ERNST?/",</text:p>
          </table:table-cell>
          <table:table-cell table:number-columns-repeated="5"/>
          <table:table-cell office:value-type="string" calcext:value-type="string">
            <text:p>Zeilennummer 1706: "* Huh^1?&amp;* Are you FOR REAL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\\E7* Das Ding war BLUTDURSTIG!!/",</text:p>
          </table:table-cell>
          <table:table-cell table:number-columns-repeated="5"/>
          <table:table-cell office:value-type="string" calcext:value-type="string">
            <text:p>Zeilennummer 1706: "\\E7* That thing was BLOODTHIRSTY!!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\\E2* Nur MEINE Axt hat es von uns fern gehalten!/%",</text:p>
          </table:table-cell>
          <table:table-cell table:number-columns-repeated="5"/>
          <table:table-cell office:value-type="string" calcext:value-type="string">
            <text:p>Zeilennummer 1706: "\\E2* The only thing keeping it at bay was MY AX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* Und^1, davor^1, als du die Truppen terrorisiert hast.../",</text:p>
          </table:table-cell>
          <table:table-cell table:number-columns-repeated="5"/>
          <table:table-cell office:value-type="string" calcext:value-type="string">
            <text:p>Zeilennummer 1706: "* And^1, earlier^1, you terrorized those troops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* Das waren doch FEINDE^1. Das ist doch deren Zweck./",</text:p>
          </table:table-cell>
          <table:table-cell table:number-columns-repeated="5"/>
          <table:table-cell office:value-type="string" calcext:value-type="string">
            <text:p>Zeilennummer 1706: "* Those guys were ENEMIES^1. They're FOR terrorizing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* Yeah^1! Da hat sie recht!!/",</text:p>
          </table:table-cell>
          <table:table-cell table:number-columns-repeated="5"/>
          <table:table-cell office:value-type="string" calcext:value-type="string">
            <text:p>Zeilennummer 1706: "* Yeah^1! She's right!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* Und davor^1, als du den Kuchen einfach gegessen hast.../%",</text:p>
          </table:table-cell>
          <table:table-cell table:number-columns-repeated="5"/>
          <table:table-cell office:value-type="string" calcext:value-type="string">
            <text:p>Zeilennummer 1706: "* And before that^1, you ate an innocent person's cake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* Kuchen..^1. sind auch meine Feinde./",</text:p>
          </table:table-cell>
          <table:table-cell table:number-columns-repeated="5"/>
          <table:table-cell office:value-type="string" calcext:value-type="string">
            <text:p>Zeilennummer 1706: "* Cakes..^1. are also my enemy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* .../",</text:p>
          </table:table-cell>
          <table:table-cell table:number-columns-repeated="5"/>
          <table:table-cell office:value-type="string" calcext:value-type="string">
            <text:p>Zeilennummer 1706: "* 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\\E1* Susie..^1. ob du es magst oder nicht.../",</text:p>
          </table:table-cell>
          <table:table-cell table:number-columns-repeated="5"/>
          <table:table-cell office:value-type="string" calcext:value-type="string">
            <text:p>Zeilennummer 1706: "\\E1* Susie..^1. Whether you like it or not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\\E6* Du bist eine Heldin./",</text:p>
          </table:table-cell>
          <table:table-cell table:number-columns-repeated="5"/>
          <table:table-cell office:value-type="string" calcext:value-type="string">
            <text:p>Zeilennummer 1706: "\\E6* You're a hero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\\E0* Eine^1, die Frieden in unsere Zukunft bringt./",</text:p>
          </table:table-cell>
          <table:table-cell table:number-columns-repeated="5"/>
          <table:table-cell office:value-type="string" calcext:value-type="string">
            <text:p>Zeilennummer 1706: "\\E0* One with the power to bring peace to the future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\\E5* Kannst du dich bitte..^1. wie eine verhalten?/%",</text:p>
          </table:table-cell>
          <table:table-cell table:number-columns-repeated="5"/>
          <table:table-cell office:value-type="string" calcext:value-type="string">
            <text:p>Zeilennummer 1706: "\\E5* Could you please start..^1. acting like one?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* Yeah^1, wenn du es so sagst.../",</text:p>
          </table:table-cell>
          <table:table-cell table:number-columns-repeated="5"/>
          <table:table-cell office:value-type="string" calcext:value-type="string">
            <text:p>Zeilennummer 1706: "* Yeah^1, when you lay it out like that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* Ich war wirklich ein schlechter Held^1, oder?/",</text:p>
          </table:table-cell>
          <table:table-cell table:number-columns-repeated="5"/>
          <table:table-cell office:value-type="string" calcext:value-type="string">
            <text:p>Zeilennummer 1706: "* I've been a pretty bad hero^1, haven't I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* .../%",</text:p>
          </table:table-cell>
          <table:table-cell table:number-columns-repeated="5"/>
          <table:table-cell office:value-type="string" calcext:value-type="string">
            <text:p>Zeilennummer 1706: "* 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* Gut^1, Ralsei^1.&amp;* ich werde mich ändern^1./",</text:p>
          </table:table-cell>
          <table:table-cell table:number-columns-repeated="5"/>
          <table:table-cell office:value-type="string" calcext:value-type="string">
            <text:p>Zeilennummer 1706: "* Alright^1, Ralsei^1.&amp;* You got it^1.&amp;* I'll change my ways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* Nun bin ich nicht mehr so ein gemeiner Held./%",</text:p>
          </table:table-cell>
          <table:table-cell table:number-columns-repeated="5"/>
          <table:table-cell office:value-type="string" calcext:value-type="string">
            <text:p>Zeilennummer 1706: "* From now on^1, I won't be such a rotten hero anymore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* Ich \\cRgehöre\\cW jetzt zu den \\cRFeinden\\cW!/%",</text:p>
          </table:table-cell>
          <table:table-cell table:number-columns-repeated="5"/>
          <table:table-cell office:value-type="string" calcext:value-type="string">
            <text:p>Zeilennummer 1706: "* I'll just be one of the BAD GUYS instead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* W... Wirklich!?/",</text:p>
          </table:table-cell>
          <table:table-cell table:number-columns-repeated="5"/>
          <table:table-cell office:value-type="string" calcext:value-type="string">
            <text:p>Zeilennummer 1706: "* R... Really!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\\E3* Du kommst in MEIN Team?/",</text:p>
          </table:table-cell>
          <table:table-cell table:number-columns-repeated="5"/>
          <table:table-cell office:value-type="string" calcext:value-type="string">
            <text:p>Zeilennummer 1706: "\\E3* You're going to be on MY team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* Yeah^1, das klingt einfacher^1, ehrlich gesagt./",</text:p>
          </table:table-cell>
          <table:table-cell table:number-columns-repeated="5"/>
          <table:table-cell office:value-type="string" calcext:value-type="string">
            <text:p>Zeilennummer 1706: "* Yeah^1, sounds way easier^1, honestly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* Susie^1, du kannst nicht-/",</text:p>
          </table:table-cell>
          <table:table-cell table:number-columns-repeated="5"/>
          <table:table-cell office:value-type="string" calcext:value-type="string">
            <text:p>Zeilennummer 1706: "* Susie^1, you can't just -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* Klappe^1, Zahnpastejunge^1! Susie ist jetzt meine Kumpelstützerin!/",</text:p>
          </table:table-cell>
          <table:table-cell table:number-columns-repeated="5"/>
          <table:table-cell office:value-type="string" calcext:value-type="string">
            <text:p>Zeilennummer 1706: "* Quiet^1, Toothpaste Boy^1! Susie is MY comrade now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* Hahaha^1, yeah^1, Zahnpastejunge! (Kumpelstützerin?!?)/",</text:p>
          </table:table-cell>
          <table:table-cell table:number-columns-repeated="5"/>
          <table:table-cell office:value-type="string" calcext:value-type="string">
            <text:p>Zeilennummer 1706: "* Hahaha^1, yeah^1, Toothpaste Boy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* Wir werden eigens designte Trainingsjacken tragen!/",</text:p>
          </table:table-cell>
          <table:table-cell table:number-columns-repeated="5"/>
          <table:table-cell office:value-type="string" calcext:value-type="string">
            <text:p>Zeilennummer 1706: "* We're going to have monogrammed track jackets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* Yeah!/",</text:p>
          </table:table-cell>
          <table:table-cell table:number-columns-repeated="5"/>
          <table:table-cell office:value-type="string" calcext:value-type="string">
            <text:p>Zeilennummer 1706: "* Yeah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* Und machen Pyjama-&amp;Partys^1! Wo wir unsere Geheimnise verraten!/",</text:p>
          </table:table-cell>
          <table:table-cell table:number-columns-repeated="5"/>
          <table:table-cell office:value-type="string" calcext:value-type="string">
            <text:p>Zeilennummer 1706: "* And sleepovers^1! Where we tell each other secrets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* Ühmm^1, yeah?/",</text:p>
          </table:table-cell>
          <table:table-cell table:number-columns-repeated="5"/>
          <table:table-cell office:value-type="string" calcext:value-type="string">
            <text:p>Zeilennummer 1706: "* Ummm^1, yeah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\\E2* Aufjedenfall^1, uhh^1, Auf nimmer wiedersehen./",</text:p>
          </table:table-cell>
          <table:table-cell table:number-columns-repeated="5"/>
          <table:table-cell office:value-type="string" calcext:value-type="string">
            <text:p>Zeilennummer 1706: "\\E2* Anyway^1, uhh^1, see you guys never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* Haha!^1! Falls du solange standhalten solltest!/%",</text:p>
          </table:table-cell>
          <table:table-cell table:number-columns-repeated="5"/>
          <table:table-cell office:value-type="string" calcext:value-type="string">
            <text:p>Zeilennummer 1706: "* Haha!^1! If you can even last that long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* Kris.../",</text:p>
          </table:table-cell>
          <table:table-cell table:number-columns-repeated="5"/>
          <table:table-cell office:value-type="string" calcext:value-type="string">
            <text:p>Zeilennummer 1706: "* Kris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\\E6* Vielleicht war es falsch so gemein zu sein./",</text:p>
          </table:table-cell>
          <table:table-cell table:number-columns-repeated="5"/>
          <table:table-cell office:value-type="string" calcext:value-type="string">
            <text:p>Zeilennummer 1706: "\\E6* Perhaps I shouldn't have been so hard on her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\\E1* .../",</text:p>
          </table:table-cell>
          <table:table-cell table:number-columns-repeated="5"/>
          <table:table-cell office:value-type="string" calcext:value-type="string">
            <text:p>Zeilennummer 1706: "\\E1* 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* Aber^1, ich habe Angst^1, dass Susie zu Kampfgesteuert wird.../",</text:p>
          </table:table-cell>
          <table:table-cell table:number-columns-repeated="5"/>
          <table:table-cell office:value-type="string" calcext:value-type="string">
            <text:p>Zeilennummer 1706: "* But^1, I just worry that if Susie is too eager to fight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\\E4* Dann.../",</text:p>
          </table:table-cell>
          <table:table-cell table:number-columns-repeated="5"/>
          <table:table-cell office:value-type="string" calcext:value-type="string">
            <text:p>Zeilennummer 1706: "\\E4* Then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\\E6* Nun^1, wir sind das nächste mal einfach nett zu ihr^1, OK^1, Kris?/",</text:p>
          </table:table-cell>
          <table:table-cell table:number-columns-repeated="5"/>
          <table:table-cell office:value-type="string" calcext:value-type="string">
            <text:p>Zeilennummer 1706: "\\E6* Well^1, let's just be kind to her^1, OK^1, Kris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706: "\\E8* Ich bin sicher^1, dass wir sie bald wieder sehen!/%",</text:p>
          </table:table-cell>
          <table:table-cell table:number-columns-repeated="5"/>
          <table:table-cell office:value-type="string" calcext:value-type="string">
            <text:p>Zeilennummer 1706: "\\E8* I'm sure Susie'll come around soon!/%",</text:p>
          </table:table-cell>
          <table:table-cell table:number-columns-repeated="6"/>
        </table:table-row>
      </table:table>
      <table:table table:name="enemy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6"/>
          <table:table-cell office:value-type="string" calcext:value-type="string">
            <text:p>Englisch</text:p>
          </table:table-cell>
          <table:table-cell table:number-columns-repeated="5"/>
          <table:table-cell office:value-type="string" calcext:value-type="string">
            <text:p>Übersetzun</text:p>
          </table:table-cell>
        </table:table-row>
        <table:table-row table:style-name="ro1">
          <table:table-cell office:value-type="string" calcext:value-type="string">
            <text:p>Zeilennummer 1731: "* Du sagst K.Round, dass es wichtig ist Susies Attacken auszuweichen./",</text:p>
          </table:table-cell>
          <table:table-cell table:number-columns-repeated="6"/>
          <table:table-cell office:value-type="string" calcext:value-type="string">
            <text:p>Zeilennummer 1731: "* You explained to K. Round about the importance of dodging Susie's attacks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* Es versteht nicht.../%",</text:p>
          </table:table-cell>
          <table:table-cell table:number-columns-repeated="6"/>
          <table:table-cell office:value-type="string" calcext:value-type="string">
            <text:p>Zeilennummer 1731: "* But it didn't seem to understand..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* Du beginnst Sirenen laute von dir zugeben und zeigst auf Susie./",</text:p>
          </table:table-cell>
          <table:table-cell table:number-columns-repeated="6"/>
          <table:table-cell office:value-type="string" calcext:value-type="string">
            <text:p>Zeilennummer 1731: "* You started making siren noises with your mouth and looking at Susi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* Es versteht immer noch nicht.../%",</text:p>
          </table:table-cell>
          <table:table-cell table:number-columns-repeated="6"/>
          <table:table-cell office:value-type="string" calcext:value-type="string">
            <text:p>Zeilennummer 1731: "* K. Round still didn't understand..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* Du beginnst zu sagen das Susie eine Gefahr und Stark ist./",</text:p>
          </table:table-cell>
          <table:table-cell table:number-columns-repeated="6"/>
          <table:table-cell office:value-type="string" calcext:value-type="string">
            <text:p>Zeilennummer 1731: "* You started explaining that Susie is really dangerous and strong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* Susies Moral steigt stark./",</text:p>
          </table:table-cell>
          <table:table-cell table:number-columns-repeated="6"/>
          <table:table-cell office:value-type="string" calcext:value-type="string">
            <text:p>Zeilennummer 1731: "* Susie got a large boost to her moral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* Susies ANGRIFF steigt...!/%",</text:p>
          </table:table-cell>
          <table:table-cell table:number-columns-repeated="6"/>
          <table:table-cell office:value-type="string" calcext:value-type="string">
            <text:p>Zeilennummer 1731: "* Susie's ATTACK went up massively...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* K.Round schlürft wütend.",</text:p>
          </table:table-cell>
          <table:table-cell table:number-columns-repeated="6"/>
          <table:table-cell office:value-type="string" calcext:value-type="string">
            <text:p>Zeilennummer 1731: "* K.Round shuffles furiously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* K.Round scheint schwach zu sein.",</text:p>
          </table:table-cell>
          <table:table-cell table:number-columns-repeated="6"/>
          <table:table-cell office:value-type="string" calcext:value-type="string">
            <text:p>Zeilennummer 1731: "* K.Round looks weak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* K.Rounds Mischungen werden kleiner.",</text:p>
          </table:table-cell>
          <table:table-cell table:number-columns-repeated="6"/>
          <table:table-cell office:value-type="string" calcext:value-type="string">
            <text:p>Zeilennummer 1731: "* K.Round's shuffle becomes lethargic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* Du und Ralsei verbeugen sich./%",</text:p>
          </table:table-cell>
          <table:table-cell table:number-columns-repeated="6"/>
          <table:table-cell office:value-type="string" calcext:value-type="string">
            <text:p>Zeilennummer 1731: "* You and Ralsei bowed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* K.ROUND - ANG 9 VT 3&amp;* Spielt gerne Schach^1!/%",</text:p>
          </table:table-cell>
          <table:table-cell table:number-columns-repeated="6"/>
          <table:table-cell office:value-type="string" calcext:value-type="string">
            <text:p>Zeilennummer 1731: "* K.ROUND - AT 9 DF 3&amp;* Check^1?&amp;* That's chess^1, not checkers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* K. ROUND verbeugt sich auch^1.&amp;* Seine Krone lockert sich!/%",</text:p>
          </table:table-cell>
          <table:table-cell table:number-columns-repeated="6"/>
          <table:table-cell office:value-type="string" calcext:value-type="string">
            <text:p>Zeilennummer 1731: "* K. ROUND bowed back^1.&amp;* Its crown loosened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* K. ROUND verbeugt sich auch^1.&amp;* Seine Krone lockert sich!/",</text:p>
          </table:table-cell>
          <table:table-cell table:number-columns-repeated="6"/>
          <table:table-cell office:value-type="string" calcext:value-type="string">
            <text:p>Zeilennummer 1731: "* K. ROUND bowed back^1.&amp;* Its crown loosened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* Das ist es^1, Kris^1! Wenn wir die Krone runter bekommen.../",</text:p>
          </table:table-cell>
          <table:table-cell table:number-columns-repeated="6"/>
          <table:table-cell office:value-type="string" calcext:value-type="string">
            <text:p>Zeilennummer 1731: "* That's it^1, Kris^1! If we can get its crown off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\\E8* Sollte er sich wieder zum kleinen Kerl verwandeln...!/",</text:p>
          </table:table-cell>
          <table:table-cell table:number-columns-repeated="6"/>
          <table:table-cell office:value-type="string" calcext:value-type="string">
            <text:p>Zeilennummer 1731: "\\E8* It should turn back into a little guy...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\\E0* Susie^1! Hilf uns bitte!/",</text:p>
          </table:table-cell>
          <table:table-cell table:number-columns-repeated="6"/>
          <table:table-cell office:value-type="string" calcext:value-type="string">
            <text:p>Zeilennummer 1731: "\\E0* Susie^1! Help us bow at it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* Nah^1, Seine Krone lockert sich schon.../",</text:p>
          </table:table-cell>
          <table:table-cell table:number-columns-repeated="6"/>
          <table:table-cell office:value-type="string" calcext:value-type="string">
            <text:p>Zeilennummer 1731: "* Nah^1, its crown'll come off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\\E4* wenn ich ihn in den BODEN stampfe!/",</text:p>
          </table:table-cell>
          <table:table-cell table:number-columns-repeated="6"/>
          <table:table-cell office:value-type="string" calcext:value-type="string">
            <text:p>Zeilennummer 1731: "\\E4* When I smash this guy to the GROUND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* .../%",</text:p>
          </table:table-cell>
          <table:table-cell table:number-columns-repeated="6"/>
          <table:table-cell office:value-type="string" calcext:value-type="string">
            <text:p>Zeilennummer 1731: "* ..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* K. ROUND scheint gestresst und attackiert!/%",</text:p>
          </table:table-cell>
          <table:table-cell table:number-columns-repeated="6"/>
          <table:table-cell office:value-type="string" calcext:value-type="string">
            <text:p>Zeilennummer 1731: "* K. ROUND felt stressed out and attacked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* K. ROUND heilt sich selbst!",</text:p>
          </table:table-cell>
          <table:table-cell table:number-columns-repeated="6"/>
          <table:table-cell office:value-type="string" calcext:value-type="string">
            <text:p>Zeilennummer 1731: "* K. ROUND practiced self-care!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* K. ROUNDs HP und ANGRIFF steigen!/",</text:p>
          </table:table-cell>
          <table:table-cell table:number-columns-repeated="6"/>
          <table:table-cell office:value-type="string" calcext:value-type="string">
            <text:p>Zeilennummer 1731: "* K. ROUND's HP and ATTACK went up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* Susie^1! Greif ihn nicht an^1! Er bekommt nur mehr Kraft!/",</text:p>
          </table:table-cell>
          <table:table-cell table:number-columns-repeated="6"/>
          <table:table-cell office:value-type="string" calcext:value-type="string">
            <text:p>Zeilennummer 1731: "* Susie^1! Stop attacking it^1! You're making it stronger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* Pssh^1 und lass ihn so denken^1, dass ich angst habe^1? Auf keinen Fall!/%",</text:p>
          </table:table-cell>
          <table:table-cell table:number-columns-repeated="6"/>
          <table:table-cell office:value-type="string" calcext:value-type="string">
            <text:p>Zeilennummer 1731: "* Pssh^1, and let it think I'm AFRAID^1? No way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* Die Krone ist zu \\cY~1-Prozent\\cW gelockert!",</text:p>
          </table:table-cell>
          <table:table-cell table:number-columns-repeated="6"/>
          <table:table-cell office:value-type="string" calcext:value-type="string">
            <text:p>Zeilennummer 1731: "* The crown is \\cY~1-percent\\cW loose!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Analyse",</text:p>
          </table:table-cell>
          <table:table-cell table:number-columns-repeated="6"/>
          <table:table-cell office:value-type="string" calcext:value-type="string">
            <text:p>Zeilennummer 1731: "Checkers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* K.ROUND - ANG 9 VT 3&amp;* Sagte ich Schach, ich meinte Dame./%",</text:p>
          </table:table-cell>
          <table:table-cell table:number-columns-repeated="6"/>
          <table:table-cell office:value-type="string" calcext:value-type="string">
            <text:p>Zeilennummer 1731: "* K.ROUND - AT 9 DF 3&amp;* That's better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* Du verbeugst dich vor K. ROUND./%",</text:p>
          </table:table-cell>
          <table:table-cell table:number-columns-repeated="6"/>
          <table:table-cell office:value-type="string" calcext:value-type="string">
            <text:p>Zeilennummer 1731: "* You bowed to K. ROUND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* K. ROUND verbeugt sich auch^1.&amp;* Seine Krone lockert sich./%",</text:p>
          </table:table-cell>
          <table:table-cell table:number-columns-repeated="6"/>
          <table:table-cell office:value-type="string" calcext:value-type="string">
            <text:p>Zeilennummer 1731: "* It bowed back^1.&amp;* Its crown loosened a little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* K. ROUND verbeugt sich auch^1.&amp;* Seine Krone lockert sich./",</text:p>
          </table:table-cell>
          <table:table-cell table:number-columns-repeated="6"/>
          <table:table-cell office:value-type="string" calcext:value-type="string">
            <text:p>Zeilennummer 1731: "* It bowed back^1.&amp;* Its crown loosened a littl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* Das ist es^1, Kris^1! Wenn wir die Krone runter bekommen.../",</text:p>
          </table:table-cell>
          <table:table-cell table:number-columns-repeated="6"/>
          <table:table-cell office:value-type="string" calcext:value-type="string">
            <text:p>Zeilennummer 1731: "* That's it^1, Kris^1! If we can get its crown off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\\E8* Sollte er sich wieder zum kleinen Kerl verwandelen...!/",</text:p>
          </table:table-cell>
          <table:table-cell table:number-columns-repeated="6"/>
          <table:table-cell office:value-type="string" calcext:value-type="string">
            <text:p>Zeilennummer 1731: "\\E8* It should turn back into a little guy...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\\E0* Susie^1! Hilf uns bitte!!/",</text:p>
          </table:table-cell>
          <table:table-cell table:number-columns-repeated="6"/>
          <table:table-cell office:value-type="string" calcext:value-type="string">
            <text:p>Zeilennummer 1731: "\\E0* Susie^1! Help us bow at it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* Nah^1, Seine Krone lockert sich schon.../",</text:p>
          </table:table-cell>
          <table:table-cell table:number-columns-repeated="6"/>
          <table:table-cell office:value-type="string" calcext:value-type="string">
            <text:p>Zeilennummer 1731: "* Nah^1, it's crown'll come off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\\E4* wenn ich ihn in den BODEN stampfe!!/",</text:p>
          </table:table-cell>
          <table:table-cell table:number-columns-repeated="6"/>
          <table:table-cell office:value-type="string" calcext:value-type="string">
            <text:p>Zeilennummer 1731: "\\E4* When I smash this guy into the GROUND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* .../%",</text:p>
          </table:table-cell>
          <table:table-cell table:number-columns-repeated="6"/>
          <table:table-cell office:value-type="string" calcext:value-type="string">
            <text:p>Zeilennummer 1731: "* ..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* K.ROUND - AT 9 VT 3&amp;* Pass auf seine Royale Flugattacke auf!/",</text:p>
          </table:table-cell>
          <table:table-cell table:number-columns-repeated="6"/>
          <table:table-cell office:value-type="string" calcext:value-type="string">
            <text:p>Zeilennummer 1731: "* K.ROUND - AT 9 DF 3&amp;* Watch out for its Flying King attack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* (Auch^1, musst du die KRONE los werden.)/%",</text:p>
          </table:table-cell>
          <table:table-cell table:number-columns-repeated="6"/>
          <table:table-cell office:value-type="string" calcext:value-type="string">
            <text:p>Zeilennummer 1731: "* (Also^1, you need to get the CROWN off of its head.)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* K.ROUND - AT 9 DF 3&amp;* Es wird zum Angriff gezwungen...!/",</text:p>
          </table:table-cell>
          <table:table-cell table:number-columns-repeated="6"/>
          <table:table-cell office:value-type="string" calcext:value-type="string">
            <text:p>Zeilennummer 1731: "* K.ROUND - AT 9 DF 3&amp;* It's being controlled into attacking...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* (Aber^1, wurde er nicht sowieso angreifen...?)/%",</text:p>
          </table:table-cell>
          <table:table-cell table:number-columns-repeated="6"/>
          <table:table-cell office:value-type="string" calcext:value-type="string">
            <text:p>Zeilennummer 1731: "* (Though^1, wouldn't it just attack anyway...?)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* Susie^1? Du willst \\cYACT\\cWten^1? Aww, was ist deine Idee?/",</text:p>
          </table:table-cell>
          <table:table-cell table:number-columns-repeated="6"/>
          <table:table-cell office:value-type="string" calcext:value-type="string">
            <text:p>Zeilennummer 1731: "* Susie^1? You want to ACT^1? Aww, what's your idea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* Ühm..^1. nun..^1. wie soll ich es sagen./",</text:p>
          </table:table-cell>
          <table:table-cell table:number-columns-repeated="6"/>
          <table:table-cell office:value-type="string" calcext:value-type="string">
            <text:p>Zeilennummer 1731: "* Umm..^1. well..^1. how do I say this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* Ich ühm..^1.&amp;* Brauche deine Hilfe./",</text:p>
          </table:table-cell>
          <table:table-cell table:number-columns-repeated="6"/>
          <table:table-cell office:value-type="string" calcext:value-type="string">
            <text:p>Zeilennummer 1731: "* I kind of..^1.&amp;* Need you for this on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* Das ist OK^1, Susie^1!&amp;* ich helfe gerne!/",</text:p>
          </table:table-cell>
          <table:table-cell table:number-columns-repeated="6"/>
          <table:table-cell office:value-type="string" calcext:value-type="string">
            <text:p>Zeilennummer 1731: "* That's fine^1, Susie^1!&amp;* I'll help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\\E0* Du willst dich wegen vorhin entschuldigen^1, richtig?/",</text:p>
          </table:table-cell>
          <table:table-cell table:number-columns-repeated="6"/>
          <table:table-cell office:value-type="string" calcext:value-type="string">
            <text:p>Zeilennummer 1731: "\\E0* You want to apologize to it for earlier^1, right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* Nah^1, Beweg dich einfach nicht./%",</text:p>
          </table:table-cell>
          <table:table-cell table:number-columns-repeated="6"/>
          <table:table-cell office:value-type="string" calcext:value-type="string">
            <text:p>Zeilennummer 1731: "* Nah^1, I just need you to stay still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* Kris^1! Wir werden die KRONE schon los!/",</text:p>
          </table:table-cell>
          <table:table-cell table:number-columns-repeated="6"/>
          <table:table-cell office:value-type="string" calcext:value-type="string">
            <text:p>Zeilennummer 1731: "* Kris^1! We gotta get that CROWN off its head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* Hilf mir Ralsei auf die Krone zu werfen!/%",</text:p>
          </table:table-cell>
          <table:table-cell table:number-columns-repeated="6"/>
          <table:table-cell office:value-type="string" calcext:value-type="string">
            <text:p>Zeilennummer 1731: "* Help me throw Ralsei at it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* Bestimme zuerst mit [",</text:p>
          </table:table-cell>
          <table:table-cell table:number-columns-repeated="6"/>
          <table:table-cell office:value-type="string" calcext:value-type="string">
            <text:p>Zeilennummer 1731: "* Press 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] den WINKEL!",</text:p>
          </table:table-cell>
          <table:table-cell table:number-columns-repeated="6"/>
          <table:table-cell office:value-type="string" calcext:value-type="string">
            <text:p>Zeilennummer 1731: " to determine the ANGLE!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Werfen",</text:p>
          </table:table-cell>
          <table:table-cell table:number-columns-repeated="6"/>
          <table:table-cell office:value-type="string" calcext:value-type="string">
            <text:p>Zeilennummer 1731: "Throw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* Huh!? Das hat nicht viel geholfen!/",</text:p>
          </table:table-cell>
          <table:table-cell table:number-columns-repeated="6"/>
          <table:table-cell office:value-type="string" calcext:value-type="string">
            <text:p>Zeilennummer 1731: "* Huh!? That hardly did anything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\\E1* Wie kriegen wir die Krone runter...?/",</text:p>
          </table:table-cell>
          <table:table-cell table:number-columns-repeated="6"/>
          <table:table-cell office:value-type="string" calcext:value-type="string">
            <text:p>Zeilennummer 1731: "\\E1* How can we push off that CROWN...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* ... Hmm./%",</text:p>
          </table:table-cell>
          <table:table-cell table:number-columns-repeated="6"/>
          <table:table-cell office:value-type="string" calcext:value-type="string">
            <text:p>Zeilennummer 1731: "* ... Hmm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* Es funktioniert immer noch nicht!/",</text:p>
          </table:table-cell>
          <table:table-cell table:number-columns-repeated="6"/>
          <table:table-cell office:value-type="string" calcext:value-type="string">
            <text:p>Zeilennummer 1731: "* It's still hardly working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\\E6* Was sollen wir nur tun^1, Kris...?/",</text:p>
          </table:table-cell>
          <table:table-cell table:number-columns-repeated="6"/>
          <table:table-cell office:value-type="string" calcext:value-type="string">
            <text:p>Zeilennummer 1731: "\\E6* Whatever can we do^1, Kris...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* ... Hey./%",</text:p>
          </table:table-cell>
          <table:table-cell table:number-columns-repeated="6"/>
          <table:table-cell office:value-type="string" calcext:value-type="string">
            <text:p>Zeilennummer 1731: "* ... Hey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* Manchmal ist Ausdauer der Schlüssel^1, Kris!!/",</text:p>
          </table:table-cell>
          <table:table-cell table:number-columns-repeated="6"/>
          <table:table-cell office:value-type="string" calcext:value-type="string">
            <text:p>Zeilennummer 1731: "* Sometimes persistence is key^1, Kris!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\\E6* Es ist schwer^1, aber wir schaffen das!!/",</text:p>
          </table:table-cell>
          <table:table-cell table:number-columns-repeated="6"/>
          <table:table-cell office:value-type="string" calcext:value-type="string">
            <text:p>Zeilennummer 1731: "\\E6* It'll be hard^1, but we can do it!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731: "* HEY LEUTE!!!/%",</text:p>
          </table:table-cell>
          <table:table-cell table:number-columns-repeated="6"/>
          <table:table-cell office:value-type="string" calcext:value-type="string">
            <text:p>Zeilennummer 1731: "* HEY YOU GUYS!!!/%",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19:48:38.521000000</meta:creation-date>
    <dc:date>2023-06-18T19:51:33.161000000</dc:date>
    <meta:editing-duration>PT2M54S</meta:editing-duration>
    <meta:editing-cycles>1</meta:editing-cycles>
    <meta:document-statistic meta:table-count="2" meta:cell-count="262" meta:object-count="0"/>
    <meta:generator>LibreOffice/7.4.3.2$Windows_X86_64 LibreOffice_project/1048a8393ae2eeec98dff31b5c133c5f1d08b890</meta:generator>
  </office:meta>
</office:document-meta>
</file>